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3d4de" officeooo:paragraph-rsid="0003d4de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3">
      <style:text-properties fo:font-style="normal" officeooo:rsid="0003d4de" officeooo:paragraph-rsid="0003d4de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03d4de" style:font-name-asian="Arial"/>
    </style:style>
    <style:style style:name="T3" style:family="text">
      <style:text-properties officeooo:rsid="00070d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8" text:outline-level="1">Caso de Uso</text:h>
          </table:table-cell>
          <table:table-cell table:style-name="Tabla1.B1" table:number-columns-spanned="5" office:value-type="string">
            <text:h text:style-name="P19" text:outline-level="3">Dar tratamient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6">Fisioterapeuta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9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6">Debe de existir una cita entre el paciente y el fisioterape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6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17">El fisioterapeuta da el tratamiento que el paciente necesite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17">El fisioterapeuta confirma que se ha dado lugar la cita y aplica el tratamiento al paciente.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3">Fisioterapeuta: Confirma que el paciente ha acudido a la cita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1"><text:span text:style-name="T2">El sistema da por finalizada la cita.</text:span><text:span text:style-name="T1"> </text:span></text:p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1"><text:span text:style-name="T1"><text:s/></text:span><text:span text:style-name="T2">En caso de que el paciente no haya acudido a la cita, el fisioterapeuta lo indica al sistema para que notifique al paciente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3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Moderad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Baj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22:55.925076296</dc:date>
    <meta:print-date>2012-03-13T15:37:00</meta:print-date>
    <meta:editing-cycles>10</meta:editing-cycles>
    <meta:editing-duration>PT38M5S</meta:editing-duration>
    <meta:generator>LibreOffice/5.1.6.2$Linux_X86_64 LibreOffice_project/10m0$Build-2</meta:generator>
    <meta:document-statistic meta:table-count="5" meta:image-count="0" meta:object-count="0" meta:page-count="1" meta:paragraph-count="45" meta:word-count="162" meta:character-count="970" meta:non-whitespace-character-count="850"/>
  </office:meta>
</office:document-meta>
</file>